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paragraph-rsid="00180d53"/>
    </style:style>
    <style:style style:name="P2" style:family="paragraph" style:parent-style-name="Normal_20__28_Web_29_" style:list-style-name="L7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1b60ef" officeooo:paragraph-rsid="00180d53"/>
    </style:style>
    <style:style style:name="P3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1fe097" officeooo:paragraph-rsid="00180d53"/>
    </style:style>
    <style:style style:name="P4" style:family="paragraph" style:parent-style-name="Normal_20__28_Web_29_" style:list-style-name="L11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22aa21" officeooo:paragraph-rsid="00180d53"/>
    </style:style>
    <style:style style:name="P5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22aa21" officeooo:paragraph-rsid="00180d53"/>
    </style:style>
    <style:style style:name="P6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officeooo:rsid="00294dd9" officeooo:paragraph-rsid="00180d53"/>
    </style:style>
    <style:style style:name="P7" style:family="paragraph" style:parent-style-name="Normal_20__28_Web_29_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Liberation Serif" fo:font-size="12pt" fo:language="pt" fo:country="BR" officeooo:paragraph-rsid="00180d53" style:font-size-asian="12pt" style:font-name-complex="Times New Roman1" style:font-size-complex="12pt" fo:hyphenate="true" fo:hyphenation-remain-char-count="2" fo:hyphenation-push-char-count="2"/>
    </style:style>
    <style:style style:name="P8" style:family="paragraph" style:parent-style-name="Normal_20__28_Web_29_" style:list-style-name="L7">
      <style:paragraph-properties fo:margin-top="0cm" fo:margin-bottom="0cm" loext:contextual-spacing="false" fo:line-height="150%" fo:text-align="justify" style:justify-single-word="false"/>
      <style:text-properties officeooo:paragraph-rsid="00180d53"/>
    </style:style>
    <style:style style:name="P9" style:family="paragraph" style:parent-style-name="Normal_20__28_Web_29_" style:list-style-name="L8">
      <style:paragraph-properties fo:margin-top="0cm" fo:margin-bottom="0cm" loext:contextual-spacing="false" fo:line-height="150%" fo:text-align="justify" style:justify-single-word="false"/>
      <style:text-properties officeooo:paragraph-rsid="00180d53"/>
    </style:style>
    <style:style style:name="P10" style:family="paragraph" style:parent-style-name="Normal_20__28_Web_29_" style:list-style-name="L9">
      <style:paragraph-properties fo:margin-top="0cm" fo:margin-bottom="0cm" loext:contextual-spacing="false" fo:line-height="150%" fo:text-align="justify" style:justify-single-word="false"/>
      <style:text-properties officeooo:paragraph-rsid="00180d53"/>
    </style:style>
    <style:style style:name="P11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officeooo:paragraph-rsid="00196074"/>
    </style:style>
    <style:style style:name="P12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use-window-font-color="true" officeooo:paragraph-rsid="00180d53"/>
    </style:style>
    <style:style style:name="P13" style:family="paragraph" style:parent-style-name="Normal_20__28_Web_29_" style:list-style-name="L10">
      <style:paragraph-properties fo:margin-top="0cm" fo:margin-bottom="0cm" loext:contextual-spacing="false" fo:line-height="150%" fo:text-align="justify" style:justify-single-word="false"/>
      <style:text-properties style:text-line-through-style="solid" style:text-line-through-type="single" officeooo:paragraph-rsid="00180d53"/>
    </style:style>
    <style:style style:name="P14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officeooo:paragraph-rsid="00180d53" style:font-size-asian="12pt" style:font-name-complex="Times New Roman1" style:font-size-complex="12pt"/>
    </style:style>
    <style:style style:name="P15" style:family="paragraph" style:parent-style-name="No_20_Spacing" style:list-style-name="WWNum14">
      <style:paragraph-properties fo:line-height="150%" fo:text-align="justify" style:justify-single-word="false"/>
      <style:text-properties officeooo:paragraph-rsid="00180d53"/>
    </style:style>
    <style:style style:name="P16" style:family="paragraph" style:parent-style-name="No_20_Spacing">
      <style:paragraph-properties fo:line-height="150%" fo:text-align="justify" style:justify-single-word="false"/>
      <style:text-properties officeooo:paragraph-rsid="00180d53"/>
    </style:style>
    <style:style style:name="P17" style:family="paragraph" style:parent-style-name="No_20_Spacing">
      <style:paragraph-properties fo:line-height="150%" fo:text-align="justify" style:justify-single-word="false"/>
      <style:text-properties fo:font-weight="normal" officeooo:paragraph-rsid="00180d53" style:font-weight-asian="normal" style:font-weight-complex="normal"/>
    </style:style>
    <style:style style:name="P18" style:family="paragraph" style:parent-style-name="No_20_Spacing" style:list-style-name="WWNum14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weight="normal" officeooo:paragraph-rsid="00180d53" style:font-size-asian="12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officeooo:paragraph-rsid="00180d53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font-size="12pt" fo:font-weight="normal" officeooo:rsid="00302c1f" officeooo:paragraph-rsid="00180d53" style:font-size-asian="12pt" style:font-weight-asian="normal" style:font-size-complex="12pt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officeooo:paragraph-rsid="00180d53" fo:hyphenate="true" fo:hyphenation-remain-char-count="2" fo:hyphenation-push-char-count="2"/>
    </style:style>
    <style:style style:name="P22" style:family="paragraph" style:parent-style-name="Standard" style:master-page-name="Standard">
      <style:paragraph-properties fo:margin-top="0cm" fo:margin-bottom="0cm" loext:contextual-spacing="false" fo:line-height="150%" style:page-number="auto"/>
      <style:text-properties style:font-name="Liberation Serif" fo:font-size="14pt" fo:language="pt" fo:country="BR" officeooo:paragraph-rsid="00180d53" style:font-size-asian="14pt" style:font-size-complex="14pt"/>
    </style:style>
    <style:style style:name="P23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officeooo:paragraph-rsid="00180d53"/>
    </style:style>
    <style:style style:name="P24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  <style:text-properties officeooo:paragraph-rsid="00180d53"/>
    </style:style>
    <style:style style:name="P25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/>
      <style:text-properties officeooo:paragraph-rsid="00180d53"/>
    </style:style>
    <style:style style:name="P26" style:family="paragraph" style:parent-style-name="Standard">
      <style:paragraph-properties fo:margin-top="0cm" fo:margin-bottom="0cm" loext:contextual-spacing="false" fo:line-height="150%" fo:hyphenation-ladder-count="no-limit"/>
      <style:text-properties officeooo:paragraph-rsid="00180d53" fo:hyphenate="tru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50%"/>
      <style:text-properties officeooo:paragraph-rsid="00180d53"/>
    </style:style>
    <style:style style:name="P28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use-window-font-color="true" style:font-name="Liberation Serif" fo:font-size="12pt" fo:language="pt" fo:country="BR" fo:font-weight="normal" officeooo:rsid="0019a63b" officeooo:paragraph-rsid="00180d53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officeooo:paragraph-rsid="00180d53" style:font-name-asian="Times New Roman1" style:font-size-asian="12pt" style:font-name-complex="Times New Roman1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weight="bold" officeooo:paragraph-rsid="00180d53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fo:font-style="normal" fo:font-weight="normal" officeooo:rsid="002b03d8" officeooo:paragraph-rsid="00180d5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2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  <style:text-properties style:font-name="Liberation Serif" fo:font-size="12pt" officeooo:rsid="001d5c25" officeooo:paragraph-rsid="00180d53" style:font-size-asian="12pt" style:font-size-complex="12pt"/>
    </style:style>
    <style:style style:name="P33" style:family="paragraph" style:parent-style-name="Standard" style:list-style-name="WWNum7">
      <style:paragraph-properties fo:margin-top="0cm" fo:margin-bottom="0cm" loext:contextual-spacing="false" fo:line-height="150%" fo:text-align="justify" style:justify-single-word="false"/>
      <style:text-properties style:font-name="Liberation Serif" fo:font-size="12pt" officeooo:paragraph-rsid="00180d53" style:font-size-asian="12pt" style:font-size-complex="12pt"/>
    </style:style>
    <style:style style:name="P34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/>
      <style:text-properties fo:font-size="12pt" officeooo:paragraph-rsid="00180d53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tyle="normal" fo:font-weight="normal" officeooo:paragraph-rsid="00180d5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text-line-through-style="solid" style:text-line-through-type="single" style:font-name="Liberation Serif" fo:font-size="12pt" fo:language="pt" fo:country="BR" fo:font-style="normal" fo:font-weight="normal" officeooo:paragraph-rsid="00180d5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7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  <style:text-properties officeooo:paragraph-rsid="00180d53"/>
    </style:style>
    <style:style style:name="T1" style:family="text">
      <style:text-properties style:use-window-font-color="true" style:font-name="Liberation Serif" fo:language="pt" fo:country="BR" style:font-name-asian="Times New Roman1" style:font-name-complex="Courier New1"/>
    </style:style>
    <style:style style:name="T2" style:family="text">
      <style:text-properties style:use-window-font-color="true" style:font-name="Liberation Serif" fo:language="pt" fo:country="BR" officeooo:rsid="001b60ef" style:font-name-asian="Times New Roman1" style:font-name-complex="Courier New1"/>
    </style:style>
    <style:style style:name="T3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T4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 style:font-weight-complex="bold"/>
    </style:style>
    <style:style style:name="T6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size-complex="14pt"/>
    </style:style>
    <style:style style:name="T7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8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use-window-font-color="true" style:font-name="Liberation Serif" fo:font-size="14pt" fo:language="pt" fo:country="BR" fo:font-weight="bold" officeooo:rsid="001b60ef" style:font-size-asian="14pt" style:font-weight-asian="bold" style:font-name-complex="Times New Roman1" style:font-size-complex="14pt"/>
    </style:style>
    <style:style style:name="T10" style:family="text">
      <style:text-properties style:use-window-font-color="true" style:font-name="Liberation Serif" fo:font-size="14pt" fo:language="pt" fo:country="BR" fo:font-weight="bold" style:font-name-asian="Times New Roman1" style:font-size-asian="14pt" style:font-weight-asian="bold" style:font-name-complex="Courier New1" style:font-size-complex="14pt"/>
    </style:style>
    <style:style style:name="T11" style:family="text">
      <style:text-properties style:use-window-font-color="true" style:font-name="Liberation Serif" fo:font-size="14pt" fo:language="pt" fo:country="BR" fo:font-weight="bold" officeooo:rsid="001b60ef" style:font-name-asian="Times New Roman1" style:font-size-asian="14pt" style:font-weight-asian="bold" style:font-name-complex="Courier New1" style:font-size-complex="14pt"/>
    </style:style>
    <style:style style:name="T12" style:family="text">
      <style:text-properties style:use-window-font-color="true" style:font-name="Liberation Serif" fo:font-size="12pt" fo:language="pt" fo:country="BR" fo:font-style="italic" fo:font-weight="normal" officeooo:rsid="0017f639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3" style:family="text">
      <style:text-properties style:use-window-font-color="true" style:font-name="Liberation Serif" fo:font-size="12pt" fo:language="pt" fo:country="BR" fo:font-style="italic" fo:font-weight="normal" officeooo:rsid="0019a63b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4" style:family="text">
      <style:text-properties style:use-window-font-color="true" style:font-name="Liberation Serif" fo:font-size="12pt" fo:language="pt" fo:country="BR" fo:font-style="normal" fo:font-weight="normal" officeooo:rsid="0017f63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use-window-font-color="true" style:font-name="Liberation Serif" fo:font-size="12pt" fo:language="pt" fo:country="BR" fo:font-style="normal" fo:font-weight="normal" officeooo:rsid="001b71a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use-window-font-color="true" style:font-name="Liberation Serif" fo:font-size="12pt" fo:language="pt" fo:country="BR" fo:font-weight="normal" officeooo:rsid="0017f639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use-window-font-color="true" style:font-name="Liberation Serif" fo:font-size="12pt" fo:language="pt" fo:country="BR" fo:font-weight="normal" officeooo:rsid="0019a63b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use-window-font-color="true" fo:font-weight="bold" style:font-weight-asian="bold"/>
    </style:style>
    <style:style style:name="T19" style:family="text">
      <style:text-properties style:use-window-font-color="true" fo:font-weight="bold" officeooo:rsid="001aca03" style:font-weight-asian="bold"/>
    </style:style>
    <style:style style:name="T20" style:family="text">
      <style:text-properties style:font-name="Liberation Serif" fo:font-size="12pt" fo:language="pt" fo:country="BR" style:font-size-asian="12pt" style:font-size-complex="12pt"/>
    </style:style>
    <style:style style:name="T21" style:family="text">
      <style:text-properties style:font-name="Liberation Serif" fo:font-size="12pt" fo:language="pt" fo:country="BR" officeooo:rsid="0017f639" style:font-size-asian="12pt" style:font-size-complex="12pt"/>
    </style:style>
    <style:style style:name="T22" style:family="text">
      <style:text-properties style:font-name="Liberation Serif" fo:font-size="12pt" fo:language="pt" fo:country="BR" officeooo:rsid="0019a63b" style:font-size-asian="12pt" style:font-size-complex="12pt"/>
    </style:style>
    <style:style style:name="T23" style:family="text">
      <style:text-properties style:font-name="Liberation Serif" fo:font-size="12pt" fo:language="pt" fo:country="BR" style:font-size-asian="12pt" style:font-name-complex="Times New Roman1" style:font-size-complex="12pt"/>
    </style:style>
    <style:style style:name="T24" style:family="text">
      <style:text-properties style:font-name="Liberation Serif" fo:font-size="12pt" fo:language="pt" fo:country="BR" officeooo:rsid="0019a63b" style:font-size-asian="12pt" style:font-name-complex="Times New Roman1" style:font-size-complex="12pt"/>
    </style:style>
    <style:style style:name="T25" style:family="text">
      <style:text-properties style:font-name="Liberation Serif" fo:font-size="12pt" fo:language="pt" fo:country="BR" officeooo:rsid="001d5c25" style:font-size-asian="12pt" style:font-name-complex="Times New Roman1" style:font-size-complex="12pt"/>
    </style:style>
    <style:style style:name="T26" style:family="text">
      <style:text-properties style:font-name="Liberation Serif" fo:font-size="12pt" fo:language="pt" fo:country="BR" officeooo:rsid="001d7c27" style:font-size-asian="12pt" style:font-name-complex="Times New Roman1" style:font-size-complex="12pt"/>
    </style:style>
    <style:style style:name="T27" style:family="text">
      <style:text-properties style:font-name="Liberation Serif" fo:font-size="12pt" fo:language="pt" fo:country="BR" officeooo:rsid="001fe097" style:font-size-asian="12pt" style:font-name-complex="Times New Roman1" style:font-size-complex="12pt"/>
    </style:style>
    <style:style style:name="T28" style:family="text">
      <style:text-properties style:font-name="Liberation Serif" fo:font-size="12pt" fo:language="pt" fo:country="BR" officeooo:rsid="0025ee44" style:font-size-asian="12pt" style:font-name-complex="Times New Roman1" style:font-size-complex="12pt"/>
    </style:style>
    <style:style style:name="T29" style:family="text">
      <style:text-properties style:font-name="Liberation Serif" fo:font-size="12pt" fo:language="pt" fo:country="BR" officeooo:rsid="002759b8" style:font-size-asian="12pt" style:font-name-complex="Times New Roman1" style:font-size-complex="12pt"/>
    </style:style>
    <style:style style:name="T30" style:family="text">
      <style:text-properties style:font-name="Liberation Serif" fo:font-size="12pt" fo:language="pt" fo:country="BR" officeooo:rsid="002c84cc" style:font-size-asian="12pt" style:font-name-complex="Times New Roman1" style:font-size-complex="12pt"/>
    </style:style>
    <style:style style:name="T31" style:family="text">
      <style:text-properties style:font-name="Liberation Serif" fo:font-size="12pt" fo:language="pt" fo:country="BR" officeooo:rsid="00328ba1" style:font-size-asian="12pt" style:font-name-complex="Times New Roman1" style:font-size-complex="12pt"/>
    </style:style>
    <style:style style:name="T32" style:family="text">
      <style:text-properties style:font-name="Liberation Serif" fo:font-size="12pt" fo:language="pt" fo:country="BR" officeooo:rsid="002dc34f" style:font-size-asian="12pt" style:font-name-complex="Times New Roman1" style:font-size-complex="12pt"/>
    </style:style>
    <style:style style:name="T33" style:family="text">
      <style:text-properties style:font-name="Liberation Serif" fo:font-size="12pt" fo:language="pt" fo:country="BR" officeooo:rsid="001b60ef" style:font-size-asian="12pt" style:font-name-complex="Times New Roman1" style:font-size-complex="12pt"/>
    </style:style>
    <style:style style:name="T34" style:family="text">
      <style:text-properties style:font-name="Liberation Serif" fo:font-size="12pt" fo:language="pt" fo:country="BR" officeooo:rsid="00306708" style:font-size-asian="12pt" style:font-name-complex="Times New Roman1" style:font-size-complex="12pt"/>
    </style:style>
    <style:style style:name="T35" style:family="text">
      <style:text-properties style:font-name="Liberation Serif" fo:font-size="12pt" fo:language="pt" fo:country="BR" fo:font-weight="normal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font-name="Liberation Serif" fo:font-size="12pt" fo:language="pt" fo:country="BR" fo:font-weight="normal" officeooo:rsid="001d5c25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font-name="Liberation Serif" fo:font-size="12pt" fo:language="pt" fo:country="BR" fo:font-weight="normal" officeooo:rsid="002dc34f" style:font-size-asian="12pt" style:font-weight-asian="normal" style:font-name-complex="Times New Roman1" style:font-size-complex="12pt" style:font-weight-complex="normal"/>
    </style:style>
    <style:style style:name="T38" style:family="text">
      <style:text-properties style:font-name="Liberation Serif" fo:font-size="12pt" fo:language="pt" fo:country="BR" fo:font-weight="normal" officeooo:rsid="00328ba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font-name="Liberation Serif" fo:font-size="12pt" fo:language="pt" fo:country="BR" fo:font-weight="normal" officeooo:rsid="002696f4" style:font-size-asian="12pt" style:font-weight-asian="normal" style:font-name-complex="Times New Roman1" style:font-size-complex="12pt" style:font-weight-complex="normal"/>
    </style:style>
    <style:style style:name="T40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T41" style:family="text">
      <style:text-properties style:font-name="Liberation Serif" fo:font-size="12pt" fo:language="pt" fo:country="BR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42" style:family="text">
      <style:text-properties style:font-name="Liberation Serif" fo:font-size="12pt" fo:language="pt" fo:country="BR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3" style:family="text">
      <style:text-properties style:font-name="Liberation Serif" fo:font-size="12pt" fo:language="pt" fo:country="BR" fo:font-style="normal" fo:font-weight="normal" officeooo:rsid="002001a3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4" style:family="text">
      <style:text-properties style:font-name="Liberation Serif" fo:font-size="12pt" fo:language="pt" fo:country="BR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5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/>
    </style:style>
    <style:style style:name="T46" style:family="text">
      <style:text-properties style:font-name="Liberation Serif" fo:font-size="12pt" fo:language="pt" fo:country="BR" officeooo:rsid="002f8266" style:font-name-asian="Times New Roman1" style:font-size-asian="12pt" style:font-name-complex="Times New Roman1" style:font-size-complex="12pt"/>
    </style:style>
    <style:style style:name="T47" style:family="text">
      <style:text-properties style:font-name="Liberation Serif" fo:font-size="12pt" style:font-size-asian="12pt" style:font-size-complex="12pt"/>
    </style:style>
    <style:style style:name="T48" style:family="text">
      <style:text-properties style:font-name="Liberation Serif" fo:font-size="12pt" fo:language="pt" fo:country="PT" style:font-name-asian="Times New Roman1" style:font-size-asian="12pt" style:font-name-complex="Courier New1" style:font-size-complex="12pt"/>
    </style:style>
    <style:style style:name="T49" style:family="text">
      <style:text-properties style:font-name="Liberation Serif" fo:font-size="12pt" fo:language="pt" fo:country="PT" officeooo:rsid="001b60ef" style:font-name-asian="Times New Roman1" style:font-size-asian="12pt" style:font-name-complex="Courier New1" style:font-size-complex="12pt"/>
    </style:style>
    <style:style style:name="T50" style:family="text">
      <style:text-properties style:font-name="Liberation Serif" fo:font-size="12pt" fo:language="pt" fo:country="PT" officeooo:rsid="002f8266" style:font-name-asian="Times New Roman1" style:font-size-asian="12pt" style:font-name-complex="Courier New1" style:font-size-complex="12pt"/>
    </style:style>
    <style:style style:name="T51" style:family="text">
      <style:text-properties style:font-name="Liberation Serif" fo:language="pt" fo:country="BR"/>
    </style:style>
    <style:style style:name="T52" style:family="text">
      <style:text-properties style:font-name="Liberation Serif" fo:language="pt" fo:country="BR" officeooo:rsid="001aca03"/>
    </style:style>
    <style:style style:name="T53" style:family="text">
      <style:text-properties style:font-name="Liberation Serif" fo:language="pt" fo:country="BR" officeooo:rsid="001b60ef"/>
    </style:style>
    <style:style style:name="T54" style:family="text">
      <style:text-properties style:font-name="Liberation Serif" fo:language="pt" fo:country="BR" officeooo:rsid="0015bd8a"/>
    </style:style>
    <style:style style:name="T55" style:family="text">
      <style:text-properties style:font-name="Liberation Serif" fo:language="pt" fo:country="BR" fo:font-style="italic" style:font-style-asian="italic"/>
    </style:style>
    <style:style style:name="T56" style:family="text">
      <style:text-properties style:font-name="Liberation Serif" fo:language="pt" fo:country="BR" fo:font-style="italic" style:font-style-asian="italic" style:font-style-complex="italic"/>
    </style:style>
    <style:style style:name="T57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/>
    </style:style>
    <style:style style:name="T58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 style:font-weight-complex="bold"/>
    </style:style>
    <style:style style:name="T59" style:family="text">
      <style:text-properties style:font-name="Liberation Serif" fo:language="pt" fo:country="BR" fo:font-style="italic" fo:font-weight="normal" style:font-style-asian="italic" style:font-weight-asian="normal" style:font-name-complex="Times New Roman1" style:font-style-complex="italic" style:font-weight-complex="normal"/>
    </style:style>
    <style:style style:name="T60" style:family="text">
      <style:text-properties style:font-name="Liberation Serif" fo:language="pt" fo:country="BR" style:font-style-complex="italic"/>
    </style:style>
    <style:style style:name="T61" style:family="text">
      <style:text-properties style:font-name="Liberation Serif" fo:language="pt" fo:country="BR" officeooo:rsid="0020aa55"/>
    </style:style>
    <style:style style:name="T62" style:family="text">
      <style:text-properties style:font-name="Liberation Serif" fo:language="pt" fo:country="BR" fo:font-weight="bold" style:font-weight-asian="bold" style:font-name-complex="Times New Roman1"/>
    </style:style>
    <style:style style:name="T63" style:family="text">
      <style:text-properties style:font-name="Liberation Serif" fo:language="pt" fo:country="BR" fo:font-weight="bold" style:font-weight-asian="bold" style:font-weight-complex="bold"/>
    </style:style>
    <style:style style:name="T64" style:family="text">
      <style:text-properties style:font-name="Liberation Serif" fo:language="pt" fo:country="BR" fo:font-weight="bold" officeooo:rsid="001aca03" style:font-weight-asian="bold" style:font-weight-complex="bold"/>
    </style:style>
    <style:style style:name="T65" style:family="text">
      <style:text-properties style:font-name="Liberation Serif" fo:language="pt" fo:country="BR" fo:font-weight="bold" officeooo:rsid="00196074" style:font-weight-asian="bold" style:font-weight-complex="bold"/>
    </style:style>
    <style:style style:name="T66" style:family="text">
      <style:text-properties style:font-name="Liberation Serif" fo:language="pt" fo:country="BR" fo:font-weight="bold" officeooo:rsid="001b60ef" style:font-weight-asian="bold" style:font-weight-complex="bold"/>
    </style:style>
    <style:style style:name="T67" style:family="text">
      <style:text-properties style:font-name="Liberation Serif" fo:language="pt" fo:country="BR" fo:font-weight="bold" officeooo:rsid="0020aa55" style:font-weight-asian="bold" style:font-weight-complex="bold"/>
    </style:style>
    <style:style style:name="T68" style:family="text">
      <style:text-properties style:font-name="Liberation Serif" fo:language="pt" fo:country="BR" fo:font-style="normal" fo:font-weight="normal" style:font-style-asian="normal" style:font-weight-asian="normal" style:font-name-complex="Times New Roman1" style:font-style-complex="normal" style:font-weight-complex="normal"/>
    </style:style>
    <style:style style:name="T69" style:family="text">
      <style:text-properties style:font-name="Liberation Serif" fo:language="pt" fo:country="BR" fo:font-style="normal" fo:font-weight="normal" officeooo:rsid="00213daa" style:font-style-asian="normal" style:font-weight-asian="normal" style:font-name-complex="Times New Roman1" style:font-style-complex="normal" style:font-weight-complex="normal"/>
    </style:style>
    <style:style style:name="T70" style:family="text">
      <style:text-properties style:font-name="Liberation Serif" fo:language="pt" fo:country="BR" fo:font-style="normal" fo:font-weight="normal" officeooo:rsid="0022fa22" style:font-style-asian="normal" style:font-weight-asian="normal" style:font-name-complex="Times New Roman1" style:font-style-complex="normal" style:font-weight-complex="normal"/>
    </style:style>
    <style:style style:name="T71" style:family="text">
      <style:text-properties style:font-name="Liberation Serif" fo:language="pt" fo:country="BR" fo:font-style="normal" fo:font-weight="bold" style:font-style-asian="normal" style:font-weight-asian="bold" style:font-name-complex="Times New Roman1" style:font-style-complex="normal" style:font-weight-complex="bold"/>
    </style:style>
    <style:style style:name="T72" style:family="text">
      <style:text-properties style:font-name="Liberation Serif" fo:language="pt" fo:country="BR" fo:font-weight="normal" style:font-weight-asian="normal" style:font-name-complex="Times New Roman1" style:font-weight-complex="normal"/>
    </style:style>
    <style:style style:name="T73" style:family="text">
      <style:text-properties style:font-name="Liberation Serif" fo:language="pt" fo:country="BR" fo:font-weight="normal" style:font-weight-asian="normal" style:font-weight-complex="normal"/>
    </style:style>
    <style:style style:name="T74" style:family="text">
      <style:text-properties style:font-name="Liberation Serif" fo:language="pt" fo:country="BR" officeooo:rsid="00196074"/>
    </style:style>
    <style:style style:name="T75" style:family="text">
      <style:text-properties style:font-name="Liberation Serif" fo:language="pt" fo:country="BR" officeooo:rsid="001af6f0"/>
    </style:style>
    <style:style style:name="T76" style:family="text"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77" style:family="text">
      <style:text-properties officeooo:rsid="001aca03"/>
    </style:style>
    <style:style style:name="T78" style:family="text">
      <style:text-properties officeooo:rsid="0020aa55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officeooo:rsid="002b2186"/>
    </style:style>
    <style:style style:name="T82" style:family="text">
      <style:text-properties officeooo:rsid="00278057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color="#ff0000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85" style:family="text">
      <style:text-properties fo:language="pt" fo:country="BR" fo:font-weight="bold" style:font-weight-asian="bold" style:font-name-complex="Times New Roman1" style:font-weight-complex="bold"/>
    </style:style>
    <style:style style:name="T86" style:family="text">
      <style:text-properties fo:language="pt" fo:country="BR" fo:font-weight="bold" officeooo:rsid="0037ae21" style:font-weight-asian="bold" style:font-name-complex="Times New Roman1" style:font-weight-complex="bold"/>
    </style:style>
    <style:style style:name="T87" style:family="text">
      <style:text-properties fo:language="pt" fo:country="BR" fo:font-weight="bold" officeooo:rsid="00391b1f" style:font-weight-asian="bold" style:font-name-complex="Times New Roman1" style:font-weight-complex="bold"/>
    </style:style>
    <style:style style:name="T88" style:family="text">
      <style:text-properties fo:language="pt" fo:country="BR" fo:font-weight="bold" officeooo:rsid="001c5e4f" style:font-weight-asian="bold" style:font-name-complex="Times New Roman1" style:font-weight-complex="bold"/>
    </style:style>
    <style:style style:name="T89" style:family="text">
      <style:text-properties fo:language="pt" fo:country="BR" style:font-name-complex="Times New Roman1"/>
    </style:style>
    <style:style style:name="T90" style:family="text">
      <style:text-properties fo:language="pt" fo:country="BR" officeooo:rsid="00339349" style:font-name-complex="Times New Roman1"/>
    </style:style>
    <style:style style:name="T91" style:family="text">
      <style:text-properties fo:language="pt" fo:country="BR" officeooo:rsid="00368c18" style:font-name-complex="Times New Roman1"/>
    </style:style>
    <style:style style:name="T92" style:family="text">
      <style:text-properties fo:language="pt" fo:country="BR" officeooo:rsid="0037ae21" style:font-name-complex="Times New Roman1"/>
    </style:style>
    <style:style style:name="T93" style:family="text">
      <style:text-properties fo:language="pt" fo:country="BR" officeooo:rsid="00391b1f" style:font-name-complex="Times New Roman1"/>
    </style:style>
    <style:style style:name="T94" style:family="text">
      <style:text-properties fo:language="pt" fo:country="BR" officeooo:rsid="003bec30" style:font-name-complex="Times New Roman1"/>
    </style:style>
    <style:style style:name="T95" style:family="text">
      <style:text-properties fo:language="pt" fo:country="BR" officeooo:rsid="003f1840" style:font-name-complex="Times New Roman1"/>
    </style:style>
    <style:style style:name="T96" style:family="text">
      <style:text-properties fo:language="pt" fo:country="BR" officeooo:rsid="003d7ce2" style:font-name-complex="Times New Roman1"/>
    </style:style>
    <style:style style:name="T97" style:family="text">
      <style:text-properties fo:language="pt" fo:country="BR" officeooo:rsid="003f5778" style:font-name-complex="Times New Roman1"/>
    </style:style>
    <style:style style:name="T98" style:family="text">
      <style:text-properties fo:language="pt" fo:country="BR" officeooo:rsid="001c5e4f" style:font-name-complex="Times New Roman1"/>
    </style:style>
    <style:style style:name="T99" style:family="text">
      <style:text-properties style:text-line-through-style="solid" style:text-line-through-type="single" style:text-line-through-width="bold"/>
    </style:style>
    <style:style style:name="T100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8">Slide </text:span><text:span text:style-name="T19">3</text:span><text:span text:style-name="T18">: Origem e evolução do conceito</text:span></text:p>
      <text:p text:style-name="P11"><text:span text:style-name="T51"><text:tab/></text:span>Desde a década de 60, cientistas já pensavam na ideia da computação utilitária. <text:span text:style-name="T51">Nos trabalhos de McCarthy e Licklider temos a origem e a evolução da Computação em Nuvem.</text:span></text:p>
      <text:list xml:id="list1447567279379270701" text:style-name="L7">
        <text:list-item>
          <text:p text:style-name="P8"><text:span text:style-name="T51">O </text:span><text:span text:style-name="T64">cientista da computação norte-americano</text:span><text:span text:style-name="T63"> </text:span><text:span text:style-name="T73">John</text:span><text:span text:style-name="T63"> McCarthy</text:span><text:span text:style-name="T51"> </text:span><text:span text:style-name="T52">é conhecido como o “</text:span><text:span text:style-name="T64">pai da IA</text:span><text:span text:style-name="T52">” e o criador da linguagem </text:span><text:span text:style-name="T64">Lisp</text:span><text:span text:style-name="T52">. Em </text:span><text:span text:style-name="T64">1961</text:span><text:span text:style-name="T52">, ele falou da ideia de </text:span><text:span text:style-name="T64">computação útil</text:span><text:span text:style-name="T52">: “Computação poderá um dia ser organizada como uma </text:span><text:span text:style-name="T64">utilidade pública</text:span><text:span text:style-name="T52"> assim como o telefone. </text:span><text:span text:style-name="T64">Pagar-</text:span><text:span text:style-name="T65">se-</text:span><text:span text:style-name="T64">ia pelo que seria usado de fato.</text:span><text:span text:style-name="T52">” A </text:span><text:span text:style-name="T64">tecnologia da época não era poderosa o suficiente</text:span><text:span text:style-name="T52"> para seguir essa ideia, mas o plano era basicamente </text:span><text:span text:style-name="T64">compartilhar recursos</text:span><text:span text:style-name="T52"> através de </text:span><text:span text:style-name="T64">multiprogramação</text:span><text:span text:style-name="T52">.</text:span></text:p>
        </text:list-item>
        <text:list-item>
          <text:p text:style-name="P8"><text:span text:style-name="T51">Na mesma época, o </text:span><text:span text:style-name="T66">físico</text:span><text:span text:style-name="T53"> e </text:span><text:span text:style-name="T66">cientista da computação</text:span><text:span text:style-name="T53"> </text:span><text:span text:style-name="T66">norte-americano</text:span><text:span text:style-name="T53"> </text:span><text:span text:style-name="T51">Joseph Carl Robnett </text:span><text:span text:style-name="T63">Licklider</text:span><text:span text:style-name="T51"> </text:span><text:span text:style-name="T53">formulou a ideia de uma “</text:span><text:span text:style-name="T66">Rede de Computadores Intergalática</text:span><text:span text:style-name="T53">”, que defendia a </text:span><text:span text:style-name="T66">intercomunicação global </text:span><text:span text:style-name="T53">e o </text:span><text:span text:style-name="T66">acesso</text:span><text:span text:style-name="T53"> </text:span><text:span text:style-name="T75">a </text:span><text:span text:style-name="T53">dados e programas </text:span><text:span text:style-name="T66">de qualquer lugar</text:span><text:span text:style-name="T53"> do mundo.</text:span></text:p>
        </text:list-item>
        <text:list-item>
          <text:p text:style-name="P2">O <text:span text:style-name="T79">engenheiro de software norte-americano</text:span> Eric <text:span text:style-name="T79">Schimdt</text:span> deu popularidade ao termo “<text:span text:style-name="T79">cloud computing</text:span>” em uma palestra para descrever um novo paradigma, onde pessoas cada vez acessavam software e arquivos <text:span text:style-name="T79">através da rede em vez de localmente</text:span> em suas máquinas.</text:p>
        </text:list-item>
      </text:list>
      <text:p text:style-name="P26"><text:span text:style-name="T3"/></text:p>
      <text:p text:style-name="P26"><text:span text:style-name="T3">Slide </text:span><text:span text:style-name="T6">5</text:span><text:span text:style-name="T3">: </text:span><text:span text:style-name="T5">Serviços e dificuldades de adoção</text:span></text:p>
      <text:list xml:id="list4506537534081620755" text:style-name="L8">
        <text:list-item>
          <text:p text:style-name="P9"><text:span text:style-name="T54">E</text:span><text:span text:style-name="T51">-mail (</text:span><text:span text:style-name="T56">Gmail</text:span><text:span text:style-name="T55"> e </text:span><text:span text:style-name="T56">Yahoo! Mail</text:span><text:span text:style-name="T51">)</text:span></text:p>
        </text:list-item>
      </text:list>
      <text:list xml:id="list1510222092841596726" text:style-name="L9">
        <text:list-item>
          <text:p text:style-name="P10"><text:span text:style-name="T54">D</text:span><text:span text:style-name="T51">iscos virtuais (</text:span><text:span text:style-name="T56">Dropbox</text:span><text:span text:style-name="T55"> ou </text:span><text:span text:style-name="T56">OneDrive</text:span><text:span text:style-name="T60">)</text:span></text:p>
        </text:list-item>
        <text:list-item>
          <text:p text:style-name="P10"><text:span text:style-name="T54">Ar</text:span><text:span text:style-name="T51">mazenamento e compartilhamento de fotos ou vídeos (</text:span><text:span text:style-name="T56">Flickr</text:span><text:span text:style-name="T55"> e </text:span><text:span text:style-name="T56">YouTube</text:span><text:span text:style-name="T60">)</text:span><text:span text:style-name="T51"> </text:span></text:p>
        </text:list-item>
      </text:list>
      <text:p text:style-name="P12"/>
      <text:p text:style-name="P3">Infelizmente, a nuvem também traz <text:span text:style-name="T79">problemas</text:span> para algumas empresas usarem-na:</text:p>
      <text:list xml:id="list4780996923193274182" text:style-name="L10">
        <text:list-item>
          <text:p text:style-name="P13"><text:span text:style-name="T67">Leva tempo</text:span><text:span text:style-name="T61">. </text:span>Uma empresa não pode migrar diretamente suas aplicações atuais para aplicações em nuvem. Isto requer <text:span text:style-name="T79">personalização</text:span> e <text:span text:style-name="T79">tempo</text:span> gasto em mover <text:span text:style-name="T79">dados valiosos</text:span> para aplicações mais amigáveis.</text:p>
        </text:list-item>
        <text:list-item>
          <text:p text:style-name="P13"><text:span text:style-name="T78">Dificuldades podem surgir nessa mudança: o</text:span> departamento de TI tem de fazer a transição de monitoramento de hardware para monitorar o uso de software. <text:span text:style-name="T78">Isso pode levar a múltiplas alterações nas ferramentas de gerenciamento, preocupação em garantir a estabilidade e acessibilidade da nuvem a qualquer momento...</text:span></text:p>
        </text:list-item>
      </text:list>
      <text:p text:style-name="P7"/>
      <text:p text:style-name="P27"><text:span text:style-name="T3">Slide </text:span><text:span text:style-name="T6">7</text:span><text:span text:style-name="T3">: </text:span><text:span text:style-name="T7">Computação como uma mercadoria</text:span></text:p>
      <text:p text:style-name="P6">A computação em nuvem pode ser vista como uma pilha se pensarmos nos serviços oferecidos.</text:p>
      <text:p text:style-name="P1"><text:soft-page-break/>Os <text:span text:style-name="T81">s</text:span>erviços principais são:</text:p>
      <text:list xml:id="list6090145366692450871" text:style-name="WWNum6">
        <text:list-item>
          <text:p text:style-name="P34"><text:span text:style-name="T62">SaaS - </text:span><text:span text:style-name="T57">Software as a Service: </text:span><text:span text:style-name="T68">A camada </text:span><text:span text:style-name="T71">superior</text:span><text:span text:style-name="T68"> é a camada de </text:span><text:span text:style-name="Emphasis"><text:span text:style-name="T68">aplicativo</text:span></text:span><text:span text:style-name="T68">, a camada que a maioria visualiza como a nuvem. Aplicativos são executados aqui e são fornecidos </text:span><text:span text:style-name="T59">on demand</text:span><text:span text:style-name="T68"> para os usuários. Software como Serviço (SaaS) tem provedores como Google Pack, </text:span><text:span text:style-name="T69">que </text:span><text:span text:style-name="T68">inclui aplicativos que podem ser acessados pela Internet, ferramentas tais como Calendar, Gmail, Google Talk, Docs e muito mais.</text:span></text:p>
        </text:list-item>
        <text:list-item>
          <text:p text:style-name="P25"><text:span text:style-name="T40">PaaS - </text:span><text:span text:style-name="T41">Plataform as a Service:</text:span><text:span text:style-name="T42"> A camada intermediária é a da </text:span><text:span text:style-name="Emphasis"><text:span text:style-name="T35">plataforma</text:span></text:span><text:span text:style-name="T42">. Ela fornece a infraestrutura de aplicativo. PaaS fornece acesso a </text:span><text:span text:style-name="T44">sistemas operacionais e serviços associados</text:span><text:span text:style-name="T42">, </text:span><text:span text:style-name="T43">além de u</text:span><text:span text:style-name="T42">ma maneira de </text:span><text:span text:style-name="T44">implementar aplicativos para a nuvem</text:span><text:span text:style-name="T42"> usando linguagens de programação e ferramentas suportadas pelo fornecedor. </text:span><text:span text:style-name="T44">Não é necessário gerenciar ou controlar a infraestrutura subjacente</text:span><text:span text:style-name="T42">, mas o cliente tem controle dos aplicativos implementados e, até certo ponto, de configurações de ambiente de hosting de aplicativos. </text:span></text:p>
        </text:list-item>
      </text:list>
      <text:p text:style-name="P31"><text:tab/><text:span text:style-name="T100">PaaS tem provedores como Elastic Compute Cloud (EC2) da Amazon. A pequena empresa de software é um empreendimento ideal para PaaS. Com a plataforma elaborada, produtos de classe mundial podem ser criados sem o gasto adicional da produção interna.</text:span></text:p>
      <text:list xml:id="list234532309935834" text:continue-numbering="true" text:style-name="WWNum6">
        <text:list-item>
          <text:p text:style-name="P34"><text:span text:style-name="T62">IaaS - </text:span><text:span text:style-name="T57">Infrastructure as a Service</text:span><text:span text:style-name="T58">:</text:span><text:span text:style-name="T68"> </text:span><text:span text:style-name="T70">A</text:span><text:span text:style-name="T68"> camada de </text:span><text:span text:style-name="Emphasis"><text:span text:style-name="T72">infraestrutura</text:span></text:span><text:span text:style-name="T68"> é a base da nuvem. Ela consiste nos </text:span><text:span text:style-name="T71">ativos físicos</text:span><text:span text:style-name="T68"> — </text:span><text:span text:style-name="T71">servidores, dispositivos de rede, discos de armazenamento</text:span><text:span text:style-name="T68">, etc. Ao usar IaaS, o cliente não controla de fato a infraestrutura subjacente, mas controla os sistemas operacionais, armazenamento, aplicativos de implementação e, até certo ponto, controla componentes de rede selecionados</text:span></text:p>
        </text:list-item>
      </text:list>
      <text:p text:style-name="P36"><text:tab/>Serviços de Print On Demand (POD) são um exemplo de organizações que podem se beneficiar da IaaS. O modelo de POD é baseado na venda de produtos customizados. PODs permitem que pessoas abram lojas e vendam designs de produtos. Os lojistas podem carregar o número de designs que quiserem à medida que os criam. Muitos carregam milhares. Com recursos de armazenamento em nuvem, um POD pode fornecer espaço de armazenamento ilimitado.</text:p>
      <text:p text:style-name="P12"/>
      <text:p text:style-name="P35"><text:span text:style-name="T28">O</text:span><text:span text:style-name="T23">utros serviços oferecidos pela </text:span><text:span text:style-name="T29">c</text:span><text:span text:style-name="T23">omputação em </text:span><text:span text:style-name="T29">n</text:span><text:span text:style-name="T23">uvem: DevaaS - Development as a Service, DBaas - Data Base as a Service </text:span><text:span text:style-name="T30">e </text:span><text:span text:style-name="T23">EaaS - Everything as a Service.</text:span></text:p>
      <text:p text:style-name="P30"/>
      <text:p text:style-name="P37"><text:span text:style-name="T3">Slide 9: </text:span><text:span text:style-name="mw-headline"><text:span text:style-name="T4">Gerenciamento da segurança da informação</text:span></text:span><text:span text:style-name="mw-headline"><text:span text:style-name="T84"> </text:span></text:span></text:p>
      <text:list xml:id="list2009170528915643774" text:style-name="WWNum7">
        <text:list-item>
          <text:p text:style-name="P33"><text:span text:style-name="T85">Acesso privilegiado de usuários:</text:span><text:span text:style-name="T89"> A </text:span><text:span text:style-name="T85">sensibilidade de informações confidenciais</text:span><text:span text:style-name="T89"> nas empresas </text:span><text:span text:style-name="T90">lev</text:span><text:span text:style-name="T89">a </text:span><text:span text:style-name="T90">a </text:span><text:span text:style-name="T89">um controle de acesso dos usuários e informação bem específica de quem terá privilégio de administrador.</text:span></text:p>
        </text:list-item>
        <text:list-item>
          <text:p text:style-name="P33"><text:span text:style-name="T85">Compliance com regulamentação:</text:span><text:span text:style-name="T89"> As empresas são responsáveis pela </text:span><text:span text:style-name="T85">segurança</text:span><text:span text:style-name="T89">, </text:span><text:soft-page-break/><text:span text:style-name="T85">integridade</text:span><text:span text:style-name="T89"> e a </text:span><text:span text:style-name="T85">confidencialidade</text:span><text:span text:style-name="T89"> de seus próprios dados. Os fornecedores de computação em nuvem devem estar preparados para </text:span><text:span text:style-name="T85">auditorias externas</text:span><text:span text:style-name="T89"> e </text:span><text:span text:style-name="T85">certificações de segurança</text:span><text:span text:style-name="T89">.</text:span></text:p>
        </text:list-item>
        <text:list-item>
          <text:p text:style-name="P33"><text:span text:style-name="T85">Localização dos dados:</text:span><text:span text:style-name="T89"> A empresa que usa </text:span><text:span text:style-name="T91">uma </text:span><text:span text:style-name="T89">nuvem provavelmente não sabe exatamente onde os dados estão armazenados, talvez nem o país onde as informações estão guardadas. O fornecedor deve estar disposto a se comprometer a armazenar e a processar dados em jurisdições específicas, assumindo um compromisso em contrato de </text:span><text:span text:style-name="T85">obedecer os </text:span><text:span text:style-name="T86">requisito</text:span><text:span text:style-name="T85">s de privacidade que o país de origem da empresa pede</text:span><text:span text:style-name="T89">.</text:span></text:p>
        </text:list-item>
        <text:list-item>
          <text:p text:style-name="P33"><text:span text:style-name="T85">Segregação dos dados:</text:span><text:span text:style-name="T89"> Geralmente uma empresa divide um ambiente com dados de diversos clientes. </text:span><text:span text:style-name="T93">Com isso, surge a necessidade</text:span><text:span text:style-name="T89"> </text:span><text:span text:style-name="T93">de</text:span><text:span text:style-name="T89"> </text:span><text:span text:style-name="T85">separação de dados</text:span><text:span text:style-name="T89">, </text:span><text:span text:style-name="T93">aplicando-se </text:span><text:span text:style-name="T87">criptografia</text:span><text:span text:style-name="T93">.</text:span></text:p>
        </text:list-item>
        <text:list-item>
          <text:p text:style-name="P33"><text:span text:style-name="T85">Recuperação dos dados:</text:span><text:span text:style-name="T89"> O fornecedor da nuvem deve saber onde estão os dados da empresa e o que acontece para </text:span><text:span text:style-name="T85">recuperação de dados</text:span><text:span text:style-name="T89"> em caso de </text:span><text:span text:style-name="T85">catástrofe</text:span><text:span text:style-name="T89">. Qualquer aplicação que não </text:span><text:span text:style-name="T85">replica</text:span><text:span text:style-name="T89"> os dados e a infraestrutura em diversas localidades está vulnerável </text:span><text:span text:style-name="T94">para</text:span><text:span text:style-name="T89"> falha completa. </text:span><text:span text:style-name="T95">Torna-se </text:span><text:span text:style-name="T96">i</text:span><text:span text:style-name="T89">mportante ter um </text:span><text:span text:style-name="T85">plano de recuperação</text:span><text:span text:style-name="T89"> e um </text:span><text:span text:style-name="T85">tempo estimado</text:span><text:span text:style-name="T89"> para tal.</text:span></text:p>
        </text:list-item>
        <text:list-item>
          <text:p text:style-name="P33"><text:span text:style-name="T85">Apoio à investigação:</text:span><text:span text:style-name="T89"> A </text:span><text:span text:style-name="T97">existência</text:span><text:span text:style-name="T89"> de </text:span><text:span text:style-name="T85">atividades ilegais</text:span><text:span text:style-name="T89"> pode se tornar </text:span><text:span text:style-name="T88">inviável</text:span><text:span text:style-name="T89"> na computação em nuvem, uma vez que há uma variação de servidores onde estão localizados os acessos e os dados dos usuários conforme o tempo.</text:span></text:p>
        </text:list-item>
        <text:list-item>
          <text:p text:style-name="P33"><text:span text:style-name="T85">Viabilidade em longo prazo:</text:span><text:span text:style-name="T89"> No mundo ideal, o fornecedor de computação em nuvem jamais vai falir ou ser adquirido por uma empresa maior. A empresa precisa garantir que os seus dados estarão disponíveis caso o fornecedor de computação em nuvem deixe de existir ou seja migrado para uma empresa maior.</text:span></text:p>
        </text:list-item>
      </text:list>
      <text:p text:style-name="P26"/>
      <text:p text:style-name="P21"><text:span text:style-name="T10">Slide 1</text:span><text:span text:style-name="T11">1</text:span><text:span text:style-name="T10">: </text:span><text:span text:style-name="T11">Pesquisas – Top 10</text:span></text:p>
      <text:p text:style-name="P20"><text:span text:style-name="T2">(</text:span><text:span text:style-name="T1">Analisar gráfico, mais na base do improviso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w-headline" style:family="text" style:parent-style-name="Default_20_Paragraph_20_Font"/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23:31:33.364730948</meta:creation-date>
    <meta:generator>LibreOffice/5.0.2.2$Linux_X86_64 LibreOffice_project/00m0$Build-2</meta:generator>
    <dc:date>2015-11-30T23:45:30.620347481</dc:date>
    <meta:editing-duration>PT13M54S</meta:editing-duration>
    <meta:editing-cycles>6</meta:editing-cycles>
    <meta:document-statistic meta:table-count="0" meta:image-count="0" meta:object-count="0" meta:page-count="3" meta:paragraph-count="31" meta:word-count="992" meta:character-count="6271" meta:non-whitespace-character-count="5320"/>
  </office:meta>
</office:document-meta>
</file>